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2cm" svg:height="2.2cm" svg:x="5.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8.2cm" svg:y1="4.1cm" svg:x2="5.7cm" svg:y2="10.2cm" draw:start-shape="id1" draw:start-glue-point="6" draw:end-shape="id2" draw:end-glue-point="6" svg:d="m8200 4100c-4539 0-3289 6100-2500 6100">
          <text:p/>
        </draw:connector>
        <draw:custom-shape draw:style-name="gr1" draw:text-style-name="P1" xml:id="id1" draw:id="id1" draw:layer="layout" svg:width="2.2cm" svg:height="2.2cm" svg:x="8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2cm" svg:height="2.2cm" svg:x="13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6.8cm" svg:y1="11.3cm" svg:x2="14.8cm" svg:y2="12.6cm" draw:start-shape="id2" draw:start-glue-point="8" draw:end-shape="id3" draw:end-glue-point="8" svg:d="m6800 11300c0 2739 8000 2089 8000 1300">
          <text:p/>
        </draw:connector>
        <draw:connector draw:style-name="gr2" draw:text-style-name="P1" draw:layer="layout" draw:type="curve" svg:x1="10.4cm" svg:y1="4.1cm" svg:x2="15.9cm" svg:y2="11.5cm" draw:start-shape="id1" draw:start-glue-point="10" draw:end-shape="id3" draw:end-glue-point="10" svg:d="m10400 4100c9039 0 6289 7400 5500 7400">
          <text:p/>
        </draw:connector>
        <draw:connector draw:style-name="gr2" draw:text-style-name="P1" draw:layer="layout" draw:type="curve" svg:x1="14.8cm" svg:y1="10.4cm" svg:x2="7.9cm" svg:y2="10.2cm" draw:start-shape="id3" draw:start-glue-point="4" draw:end-shape="id2" draw:end-glue-point="10" svg:d="m14800 10400c0-787-2000-656-2638-510s88 310-4262 3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je </meta:initial-creator>
    <meta:creation-date>2012-05-26T14:33:09</meta:creation-date>
    <dc:date>2012-05-26T14:41:52</dc:date>
    <dc:creator>jeje </dc:creator>
    <meta:editing-duration>PT8M45S</meta:editing-duration>
    <meta:editing-cycles>1</meta:editing-cycles>
    <meta:document-statistic meta:object-count="7"/>
    <meta:generator>LibreOffice/3.4$Linux LibreOffice_project/340m1$Build-502</meta:generator>
  </office:meta>
</office:document-meta>
</file>